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aslov1" style:master-page-name="MP0" style:family="paragraph">
      <style:paragraph-properties fo:break-before="page" fo:text-align="center"/>
    </style:style>
    <style:style style:name="P2" style:parent-style-name="Navaden" style:family="paragraph">
      <style:paragraph-properties fo:text-align="center"/>
    </style:style>
    <style:style style:name="P3" style:parent-style-name="Navaden" style:family="paragraph">
      <style:paragraph-properties fo:text-align="center"/>
    </style:style>
  </office:automatic-styles>
  <office:body>
    <office:text text:use-soft-page-breaks="true">
      <text:h text:style-name="P1" text:outline-level="1">Aktivno državljanstvo</text:h>
      <text:p text:style-name="P2">Obnove filmov</text:p>
      <text:p text:style-name="P3"/>
      <text:h text:style-name="Naslov2" text:outline-level="2">Moja dežela – lepa in gostoljubna</text:h>
      <text:p text:style-name="Navaden"/>
      <text:p text:style-name="Navaden">Film govori<text:s/>o mladem pisatelju Marku, ki se vrne v svojo rojstno vas. Medtem ko se povezuje s svojimi koreninami, odkriva lepoto dežele in gostoljubnost prebivalcev. Skozi interakcije z domačini in oživljanjem zgodovinskih zgodb, Marko najde nov navdih za pisanje ter spozna moč skupnosti in ljubezen do svojega okolja. Film je dobro sprejet zaradi izjemne igre igralcev, čudovitega scenarija in slikovite fotografije. Prinaša sporočilo o pripadnosti, iskanju identitete ter ljubezni do domačega kraja.</text:p>
      <text:p text:style-name="Navaden"/>
      <text:h text:style-name="Naslov2" text:outline-level="2">Golica – zgodba o pesmi</text:h>
      <text:p text:style-name="Navaden"/>
      <text:p text:style-name="Navaden">Film<text:s/>prikazuje nastanek ene najbolj prepoznavnih slovenskih skladb, Golice. Skozi zgodbo sledimo skladatelju Francu Koširju, ki ustvarja to<text:s/>edinstveno<text:s/>melodijo. Film raziskuje Koširjevo iskanje navdiha, sodelovanje z glasbeniki ter globlje sporočilo skladbe, ki postane simbol povezanosti in ljubezni do domovine. "Golica - Zgodba o skladbi" je ganljiva pripoved o ustvarjalnosti, glasbeni dediščini ter moči glasbe, da združuje ljudi preko jezikovnih in kulturnih meja.<text:tab/></text:p>
      <text:p text:style-name="Navaden"><text:tab/></text:p>
      <text:p text:style-name="Navaden"/>
      <text:p text:style-name="Navaden"/>
      <text:p text:style-name="Navaden"><text:line-break/><text:line-break/><text:line-break/></text:p>
      <text:p text:style-name="Navaden"/>
      <text:p text:style-name="Navaden"/>
      <text:p text:style-name="Navaden"/>
      <text:p text:style-name="Navaden"/>
      <text:p text:style-name="Navaden"/>
      <text:p text:style-name="Navaden"/>
      <text:p text:style-name="Navaden"/>
      <text:p text:style-name="Navaden"/>
      <text:p text:style-name="Navaden"/>
      <text:p text:style-name="Navaden">Gregor Gazvoda R3-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Naslov1" style:display-name="Naslov 1" style:family="paragraph" style:parent-style-name="Navaden" style:next-style-name="Navaden"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aslov2" style:display-name="Naslov 2" style:family="paragraph" style:parent-style-name="Navaden" style:next-style-name="Navaden"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avaden" style:display-name="Navaden" style:family="paragraph">
      <style:text-properties fo:hyphenate="false"/>
    </style:style>
    <style:style style:name="Privzetapisavaodstavka" style:display-name="Privzeta pisava odstavka" style:family="text"/>
    <style:style style:name="Naslov1Znak" style:display-name="Naslov 1 Znak" style:family="text" style:parent-style-name="Privzetapisavaodstavka">
      <style:text-properties style:font-name="Calibri Light" style:font-name-asian="Times New Roman" style:font-name-complex="Times New Roman" fo:color="#2F5496" fo:font-size="16pt" style:font-size-asian="16pt" style:font-size-complex="16pt"/>
    </style:style>
    <style:style style:name="Naslov2Znak" style:display-name="Naslov 2 Znak" style:family="text" style:parent-style-name="Privzetapisavaodstavka">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regor GAZVODA</meta:initial-creator>
    <dc:creator>Gregor GAZVODA</dc:creator>
    <meta:creation-date>2023-05-23T20:15:00Z</meta:creation-date>
    <dc:date>2023-05-23T20:22:00Z</dc:date>
    <meta:template xlink:href="Normal.dotm" xlink:type="simple"/>
    <meta:editing-cycles>1</meta:editing-cycles>
    <meta:editing-duration>PT420S</meta:editing-duration>
    <meta:document-statistic meta:page-count="1" meta:paragraph-count="2" meta:word-count="165" meta:character-count="1108" meta:row-count="7" meta:non-whitespace-character-count="945"/>
  </office:meta>
</office:document-meta>
</file>